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1BD5C8A7FE171B2DA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638cm" fo:min-width="4.8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36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fo:font-size="36pt" fo:font-weight="bold" style:font-size-asian="28pt" style:font-weight-asian="bold" style:font-size-complex="28pt" style:font-weight-complex="bold"/>
    </style:style>
    <style:style style:name="T1" style:family="text">
      <style:text-properties fo:font-size="36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0.661cm" svg:x="1cm" svg:y="1cm">
            <draw:image xlink:href="Pictures/1000000100000319000001BD5C8A7FE171B2DA0C.png" xlink:type="simple" xlink:show="embed" xlink:actuate="onLoad" draw:mime-type="image/png">
              <text:p/>
            </draw:image>
          </draw:frame>
          <draw:custom-shape draw:style-name="gr2" draw:text-style-name="P3" draw:layer="layout" svg:width="5.369cm" svg:height="3.888cm" svg:x="7.834cm" svg:y="3.476cm">
            <text:p text:style-name="P2"><text:span text:style-name="T1">Slide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olfo Villafiorita</meta:initial-creator>
    <meta:creation-date>2022-09-24T09:11:17.584310477</meta:creation-date>
    <dc:date>2022-09-24T09:35:03.677035115</dc:date>
    <dc:creator>Adolfo Villafiorita</dc:creator>
    <meta:editing-duration>PT7S</meta:editing-duration>
    <meta:editing-cycles>2</meta:editing-cycles>
    <meta:generator>LibreOffice/7.4.1.2$Linux_X86_64 LibreOffice_project/40$Build-2</meta:generator>
    <meta:document-statistic meta:object-count="3"/>
  </office:meta>
</office:document-meta>
</file>